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.00.0000</text:date>, <text:time style:data-style-name="N2" text:time-value="18:56:07.76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7:24:16.972716621</meta:creation-date>
    <dc:date>2019-01-07T18:58:36.125000000</dc:date>
    <meta:editing-duration>PT12M47S</meta:editing-duration>
    <meta:editing-cycles>4</meta:editing-cycles>
    <meta:generator>LibreOffice/5.4.2.2$Windows_x86 LibreOffice_project/22b09f6418e8c2d508a9eaf86b2399209b0990f4</meta:generator>
    <meta:document-statistic meta:table-count="1" meta:cell-count="133" meta:object-count="0"/>
  </office:meta>
</office:document-meta>
</file>